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ortalUser.setAnonymous( boolean anonym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setUserInfos( Map inf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ortalUser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is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setGroups( Collection grou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getDefaultPro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getUser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getUserInfo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ortalUser.AbstractPortal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ortalUser.get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